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35f7c" officeooo:paragraph-rsid="00235f7c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34e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0th</text:span> of <text:span text:style-name="T5">February</text:span><text:span text:style-name="T3"> </text:span>202<text:span text:style-name="T4">6</text:span> under the <text:span text:style-name="T5">59th</text:span> PA Meeting.</text:p>
      <text:p text:style-name="P1"/>
      <text:p text:style-name="P1">The Assembly, recognising the current situation,</text:p>
      <text:p text:style-name="P1"/>
      <text:p text:style-name="P4">Constitutes the need to authorize the Argosian claim on the 3 mountainous islands with jungles WHS, as explained in CotS-25T-Border_map_updates_2026_02, as well as putting it under it's authority.</text:p>
      <text:p text:style-name="P1"/>
      <text:p text:style-name="P1">And proceeds.</text:p>
      <text:p text:style-name="P1"/>
      <text:p text:style-name="P1">Signed by,</text:p>
      <text:p text:style-name="P4">Procedural by CotS-25T-Border_map_updates_2026_02</text:p>
      <text:p text:style-name="P1"/>
      <text:p text:style-name="P1"/>
      <text:p text:style-name="P1"/>
      <text:p text:style-name="Standard"><text:span text:style-name="T1">[</text:span><text:span text:style-name="T2">Motion 59-3: To authorise the Argosian claim on the 3 mountainous islands with jungles WH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1T19:03:27.497372815</dc:date>
    <meta:editing-duration>PT3M58S</meta:editing-duration>
    <meta:editing-cycles>15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71" meta:character-count="496" meta:non-whitespace-character-count="432"/>
  </office:meta>
</office:document-meta>
</file>